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e9b4a" officeooo:paragraph-rsid="000e9b4a"/>
    </style:style>
    <style:style style:name="P2" style:family="paragraph" style:parent-style-name="Standard">
      <style:text-properties fo:color="#000000" style:font-name="Consolas" fo:font-size="9.5pt" officeooo:rsid="000e9b4a" officeooo:paragraph-rsid="000e9b4a" fo:background-color="#ffffff" style:font-size-asian="9.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P1"><text:a xlink:type="simple" xlink:href="https://www.codeproject.com/Articles/678606/Part-Overcoming-Windows-s-deprecation-of-GetVe" text:style-name="Internet_20_link" text:visited-style-name="Visited_20_Internet_20_Link">https://www.codeproject.com/Articles/678606/Part-Overcoming-Windows-s-deprecation-of-GetVe</text:a> </text:p>
      <text:p text:style-name="P1"><text:a xlink:type="simple" xlink:href="https://msdn.microsoft.com/en-us/library/windows/desktop/dn481241(v=vs.85).aspx" text:style-name="Internet_20_link" text:visited-style-name="Visited_20_Internet_20_Link">https://msdn.microsoft.com/en-us/library/windows/desktop/dn481241(v=vs.85).aspx</text:a> </text:p>
      <text:p text:style-name="P1"/>
      <text:p text:style-name="P1">Targeting your application for Windows</text:p>
      <text:p text:style-name="P1">In Windows 8.1 and Windows 10, the GetVersion and GetVersionEx functions have been deprecated. In Windows 10, the VerifyVersionInfo function has also been deprecated. While you can still call the deprecated functions, if your application does not specifically target Windows 8.1 or Windows 10, you will get Windows 8 version (6.2.0.0).</text:p>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30T17:32:56.133000000</meta:creation-date>
    <meta:generator>LibreOffice/5.3.3.2$Windows_x86 LibreOffice_project/3d9a8b4b4e538a85e0782bd6c2d430bafe583448</meta:generator>
    <dc:date>2017-12-31T07:22:57.077000000</dc:date>
    <meta:editing-duration>PT2H1M16S</meta:editing-duration>
    <meta:editing-cycles>3</meta:editing-cycles>
    <meta:document-statistic meta:table-count="0" meta:image-count="0" meta:object-count="0" meta:page-count="1" meta:paragraph-count="4" meta:word-count="58" meta:character-count="544" meta:non-whitespace-character-count="488"/>
  </office:meta>
</office:document-meta>
</file>